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vertices</text:p>
          </table:table-cell>
          <table:table-cell office:value-type="string">
            <text:p>decrease key</text:p>
          </table:table-cell>
          <table:table-cell office:value-type="string">
            <text:p>fib</text:p>
          </table:table-cell>
          <table:table-cell office:value-type="string">
            <text:p>binary</text:p>
          </table:table-cell>
          <table:table-cell table:number-columns-repeated="2"/>
          <table:table-cell office:value-type="string">
            <text:p>(E + V) Log V</text:p>
          </table:table-cell>
          <table:table-cell office:value-type="string">
            <text:p>E + V Log V</text:p>
          </table:table-cell>
          <table:table-cell/>
          <table:table-cell office:value-type="string">
            <text:p>(E + V) Log V</text:p>
          </table:table-cell>
          <table:table-cell office:value-type="string">
            <text:p>E + V Log V</text:p>
          </table:table-cell>
          <table:table-cell office:value-type="string">
            <text:p>avg fib</text:p>
          </table:table-cell>
          <table:table-cell office:value-type="string">
            <text:p>avg binar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11206">
            <text:p>0.000011206</text:p>
          </table:table-cell>
          <table:table-cell office:value-type="float" office:value="0.000006858">
            <text:p>0.000006858</text:p>
          </table:table-cell>
          <table:table-cell office:value-type="string">
            <text:p><text:s/></text:p>
          </table:table-cell>
          <table:table-cell/>
          <table:table-cell table:formula="of:=([.B2] + [.A2]) * LOG([.A2];2)" office:value-type="float" office:value="182.706045218805">
            <text:p>182.7060452188</text:p>
          </table:table-cell>
          <table:table-cell table:formula="of:=[.B2] + [.A2] * LOG([.A2];2)" office:value-type="float" office:value="78.2192809488736">
            <text:p>78.2192809489</text:p>
          </table:table-cell>
          <table:table-cell office:value-type="float" office:value="10">
            <text:p>10</text:p>
          </table:table-cell>
          <table:table-cell table:formula="of:=[.G2]" office:value-type="float" office:value="182.706045218805">
            <text:p>182.7060452188</text:p>
          </table:table-cell>
          <table:table-cell table:formula="of:=[.H2]" office:value-type="float" office:value="78.2192809488736">
            <text:p>78.2192809489</text:p>
          </table:table-cell>
          <table:table-cell table:style-name="ce1" table:formula="of:=AVERAGE([.C2:.C11])" office:value-type="float" office:value="0.0000043706">
            <text:p>4.3706E-006</text:p>
          </table:table-cell>
          <table:table-cell table:style-name="ce1" table:formula="of:=AVERAGE([.D2:.D11])" office:value-type="float" office:value="0.0000047846">
            <text:p>4.7846E-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5253">
            <text:p>0.000005253</text:p>
          </table:table-cell>
          <table:table-cell office:value-type="float" office:value="0.000006413">
            <text:p>0.000006413</text:p>
          </table:table-cell>
          <table:table-cell office:value-type="string">
            <text:p><text:s/></text:p>
          </table:table-cell>
          <table:table-cell/>
          <table:table-cell table:formula="of:=([.B3] + [.A3]) * LOG([.A3];2)" office:value-type="float" office:value="182.706045218805">
            <text:p>182.7060452188</text:p>
          </table:table-cell>
          <table:table-cell table:formula="of:=[.B3] + [.A3] * LOG([.A3];2)" office:value-type="float" office:value="78.2192809488736">
            <text:p>78.2192809489</text:p>
          </table:table-cell>
          <table:table-cell office:value-type="float" office:value="100">
            <text:p>100</text:p>
          </table:table-cell>
          <table:table-cell table:formula="of:=[.G12]" office:value-type="float" office:value="33551.4737583624">
            <text:p>33551.4737583624</text:p>
          </table:table-cell>
          <table:table-cell table:formula="of:=[.H12]" office:value-type="float" office:value="5614.38561897747">
            <text:p>5614.3856189775</text:p>
          </table:table-cell>
          <table:table-cell table:formula="of:=AVERAGE([.C12:.C21])" office:value-type="float" office:value="0.000233255">
            <text:p>0.000233255</text:p>
          </table:table-cell>
          <table:table-cell table:formula="of:=AVERAGE([.D12:.D21])" office:value-type="float" office:value="0.0001877494">
            <text:p>0.00018774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5437">
            <text:p>0.000005437</text:p>
          </table:table-cell>
          <table:table-cell office:value-type="float" office:value="0.000005713">
            <text:p>0.000005713</text:p>
          </table:table-cell>
          <table:table-cell office:value-type="string">
            <text:p><text:s/></text:p>
          </table:table-cell>
          <table:table-cell/>
          <table:table-cell table:formula="of:=([.B4] + [.A4]) * LOG([.A4];2)" office:value-type="float" office:value="182.706045218805">
            <text:p>182.7060452188</text:p>
          </table:table-cell>
          <table:table-cell table:formula="of:=[.B4] + [.A4] * LOG([.A4];2)" office:value-type="float" office:value="78.2192809488736">
            <text:p>78.2192809489</text:p>
          </table:table-cell>
          <table:table-cell office:value-type="float" office:value="1000">
            <text:p>1000</text:p>
          </table:table-cell>
          <table:table-cell table:formula="of:=[.G22]" office:value-type="float" office:value="4987875.03447337">
            <text:p>4987875.03447337</text:p>
          </table:table-cell>
          <table:table-cell table:formula="of:=[.H22]" office:value-type="float" office:value="509465.784284662">
            <text:p>509465.784284662</text:p>
          </table:table-cell>
          <table:table-cell table:formula="of:=AVERAGE([.C22:.C31])" office:value-type="float" office:value="0.01130398">
            <text:p>0.01130398</text:p>
          </table:table-cell>
          <table:table-cell table:formula="of:=AVERAGE([.D22:.D31])" office:value-type="float" office:value="0.01408934">
            <text:p>0.0140893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374">
            <text:p>0.000003374</text:p>
          </table:table-cell>
          <table:table-cell office:value-type="float" office:value="0.000004214">
            <text:p>0.000004214</text:p>
          </table:table-cell>
          <table:table-cell office:value-type="string">
            <text:p><text:s/></text:p>
          </table:table-cell>
          <table:table-cell/>
          <table:table-cell table:formula="of:=([.B5] + [.A5]) * LOG([.A5];2)" office:value-type="float" office:value="182.706045218805">
            <text:p>182.7060452188</text:p>
          </table:table-cell>
          <table:table-cell table:formula="of:=[.B5] + [.A5] * LOG([.A5];2)" office:value-type="float" office:value="78.2192809488736">
            <text:p>78.2192809489</text:p>
          </table:table-cell>
          <table:table-cell office:value-type="float" office:value="10000">
            <text:p>10000</text:p>
          </table:table-cell>
          <table:table-cell table:formula="of:=[.G32]" office:value-type="float" office:value="664452057.53937">
            <text:p>664452057.53937</text:p>
          </table:table-cell>
          <table:table-cell table:formula="of:=[.H32]" office:value-type="float" office:value="50127877.1237955">
            <text:p>50127877.1237955</text:p>
          </table:table-cell>
          <table:table-cell table:formula="of:=AVERAGE([.C32:.C41])" office:value-type="float" office:value="1.142027">
            <text:p>1.142027</text:p>
          </table:table-cell>
          <table:table-cell table:formula="of:=AVERAGE([.D32:.D41])" office:value-type="float" office:value="1.417264">
            <text:p>1.4172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09">
            <text:p>0.000003109</text:p>
          </table:table-cell>
          <table:table-cell office:value-type="float" office:value="0.000004148">
            <text:p>0.000004148</text:p>
          </table:table-cell>
          <table:table-cell office:value-type="string">
            <text:p><text:s/></text:p>
          </table:table-cell>
          <table:table-cell/>
          <table:table-cell table:formula="of:=([.B6] + [.A6]) * LOG([.A6];2)" office:value-type="float" office:value="182.706045218805">
            <text:p>182.7060452188</text:p>
          </table:table-cell>
          <table:table-cell table:formula="of:=[.B6] + [.A6] * LOG([.A6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103">
            <text:p>0.000003103</text:p>
          </table:table-cell>
          <table:table-cell office:value-type="float" office:value="0.000004136">
            <text:p>0.000004136</text:p>
          </table:table-cell>
          <table:table-cell office:value-type="string">
            <text:p><text:s/></text:p>
          </table:table-cell>
          <table:table-cell/>
          <table:table-cell table:formula="of:=([.B7] + [.A7]) * LOG([.A7];2)" office:value-type="float" office:value="182.706045218805">
            <text:p>182.7060452188</text:p>
          </table:table-cell>
          <table:table-cell table:formula="of:=[.B7] + [.A7] * LOG([.A7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082">
            <text:p>0.000003082</text:p>
          </table:table-cell>
          <table:table-cell office:value-type="float" office:value="0.000004117">
            <text:p>0.000004117</text:p>
          </table:table-cell>
          <table:table-cell office:value-type="string">
            <text:p><text:s/></text:p>
          </table:table-cell>
          <table:table-cell/>
          <table:table-cell table:formula="of:=([.B8] + [.A8]) * LOG([.A8];2)" office:value-type="float" office:value="182.706045218805">
            <text:p>182.7060452188</text:p>
          </table:table-cell>
          <table:table-cell table:formula="of:=[.B8] + [.A8] * LOG([.A8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078">
            <text:p>0.000003078</text:p>
          </table:table-cell>
          <table:table-cell office:value-type="float" office:value="0.000004079">
            <text:p>0.000004079</text:p>
          </table:table-cell>
          <table:table-cell office:value-type="string">
            <text:p><text:s/></text:p>
          </table:table-cell>
          <table:table-cell/>
          <table:table-cell table:formula="of:=([.B9] + [.A9]) * LOG([.A9];2)" office:value-type="float" office:value="182.706045218805">
            <text:p>182.7060452188</text:p>
          </table:table-cell>
          <table:table-cell table:formula="of:=[.B9] + [.A9] * LOG([.A9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044">
            <text:p>0.000003044</text:p>
          </table:table-cell>
          <table:table-cell office:value-type="float" office:value="0.000004073">
            <text:p>0.000004073</text:p>
          </table:table-cell>
          <table:table-cell office:value-type="string">
            <text:p><text:s/></text:p>
          </table:table-cell>
          <table:table-cell/>
          <table:table-cell table:formula="of:=([.B10] + [.A10]) * LOG([.A10];2)" office:value-type="float" office:value="182.706045218805">
            <text:p>182.7060452188</text:p>
          </table:table-cell>
          <table:table-cell table:formula="of:=[.B10] + [.A10] * LOG([.A10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.00000302">
            <text:p>0.00000302</text:p>
          </table:table-cell>
          <table:table-cell office:value-type="float" office:value="0.000004095">
            <text:p>0.000004095</text:p>
          </table:table-cell>
          <table:table-cell office:value-type="string">
            <text:p><text:s/></text:p>
          </table:table-cell>
          <table:table-cell/>
          <table:table-cell table:formula="of:=([.B11] + [.A11]) * LOG([.A11];2)" office:value-type="float" office:value="182.706045218805">
            <text:p>182.7060452188</text:p>
          </table:table-cell>
          <table:table-cell table:formula="of:=[.B11] + [.A11] * LOG([.A11];2)" office:value-type="float" office:value="78.2192809488736">
            <text:p>78.219280948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/>
          <table:table-cell office:value-type="float" office:value="0.000271543">
            <text:p>0.000271543</text:p>
          </table:table-cell>
          <table:table-cell office:value-type="string">
            <text:p><text:s/></text:p>
          </table:table-cell>
          <table:table-cell/>
          <table:table-cell table:formula="of:=([.B12] + [.A12]) * LOG([.A12];2)" office:value-type="float" office:value="33551.4737583624">
            <text:p>33551.4737583624</text:p>
          </table:table-cell>
          <table:table-cell table:formula="of:=[.B12] + [.A12] * LOG([.A12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258584">
            <text:p>0.000258584</text:p>
          </table:table-cell>
          <table:table-cell office:value-type="float" office:value="0.000178672">
            <text:p>0.000178672</text:p>
          </table:table-cell>
          <table:table-cell office:value-type="string">
            <text:p><text:s/></text:p>
          </table:table-cell>
          <table:table-cell/>
          <table:table-cell table:formula="of:=([.B13] + [.A13]) * LOG([.A13];2)" office:value-type="float" office:value="33551.4737583624">
            <text:p>33551.4737583624</text:p>
          </table:table-cell>
          <table:table-cell table:formula="of:=[.B13] + [.A13] * LOG([.A13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19779">
            <text:p>0.000119779</text:p>
          </table:table-cell>
          <table:table-cell office:value-type="float" office:value="0.000174462">
            <text:p>0.000174462</text:p>
          </table:table-cell>
          <table:table-cell office:value-type="string">
            <text:p><text:s/></text:p>
          </table:table-cell>
          <table:table-cell/>
          <table:table-cell table:formula="of:=([.B14] + [.A14]) * LOG([.A14];2)" office:value-type="float" office:value="33551.4737583624">
            <text:p>33551.4737583624</text:p>
          </table:table-cell>
          <table:table-cell table:formula="of:=[.B14] + [.A14] * LOG([.A14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094799">
            <text:p>0.000094799</text:p>
          </table:table-cell>
          <table:table-cell office:value-type="float" office:value="0.000161006">
            <text:p>0.000161006</text:p>
          </table:table-cell>
          <table:table-cell office:value-type="string">
            <text:p><text:s/></text:p>
          </table:table-cell>
          <table:table-cell/>
          <table:table-cell table:formula="of:=([.B15] + [.A15]) * LOG([.A15];2)" office:value-type="float" office:value="33551.4737583624">
            <text:p>33551.4737583624</text:p>
          </table:table-cell>
          <table:table-cell table:formula="of:=[.B15] + [.A15] * LOG([.A15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19586">
            <text:p>0.000119586</text:p>
          </table:table-cell>
          <table:table-cell office:value-type="float" office:value="0.00016686">
            <text:p>0.00016686</text:p>
          </table:table-cell>
          <table:table-cell office:value-type="string">
            <text:p><text:s/></text:p>
          </table:table-cell>
          <table:table-cell/>
          <table:table-cell table:formula="of:=([.B16] + [.A16]) * LOG([.A16];2)" office:value-type="float" office:value="33551.4737583624">
            <text:p>33551.4737583624</text:p>
          </table:table-cell>
          <table:table-cell table:formula="of:=[.B16] + [.A16] * LOG([.A16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38729">
            <text:p>0.000138729</text:p>
          </table:table-cell>
          <table:table-cell office:value-type="float" office:value="0.000158789">
            <text:p>0.000158789</text:p>
          </table:table-cell>
          <table:table-cell office:value-type="string">
            <text:p><text:s/></text:p>
          </table:table-cell>
          <table:table-cell/>
          <table:table-cell table:formula="of:=([.B17] + [.A17]) * LOG([.A17];2)" office:value-type="float" office:value="33551.4737583624">
            <text:p>33551.4737583624</text:p>
          </table:table-cell>
          <table:table-cell table:formula="of:=[.B17] + [.A17] * LOG([.A17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19927">
            <text:p>0.000119927</text:p>
          </table:table-cell>
          <table:table-cell office:value-type="float" office:value="0.000158357">
            <text:p>0.000158357</text:p>
          </table:table-cell>
          <table:table-cell office:value-type="string">
            <text:p><text:s/></text:p>
          </table:table-cell>
          <table:table-cell/>
          <table:table-cell table:formula="of:=([.B18] + [.A18]) * LOG([.A18];2)" office:value-type="float" office:value="33551.4737583624">
            <text:p>33551.4737583624</text:p>
          </table:table-cell>
          <table:table-cell table:formula="of:=[.B18] + [.A18] * LOG([.A18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19828">
            <text:p>0.000119828</text:p>
          </table:table-cell>
          <table:table-cell office:value-type="float" office:value="0.000169773">
            <text:p>0.000169773</text:p>
          </table:table-cell>
          <table:table-cell office:value-type="string">
            <text:p><text:s/></text:p>
          </table:table-cell>
          <table:table-cell/>
          <table:table-cell table:formula="of:=([.B19] + [.A19]) * LOG([.A19];2)" office:value-type="float" office:value="33551.4737583624">
            <text:p>33551.4737583624</text:p>
          </table:table-cell>
          <table:table-cell table:formula="of:=[.B19] + [.A19] * LOG([.A19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0121733">
            <text:p>0.000121733</text:p>
          </table:table-cell>
          <table:table-cell office:value-type="float" office:value="0.000159795">
            <text:p>0.000159795</text:p>
          </table:table-cell>
          <table:table-cell office:value-type="string">
            <text:p><text:s/></text:p>
          </table:table-cell>
          <table:table-cell/>
          <table:table-cell table:formula="of:=([.B20] + [.A20]) * LOG([.A20];2)" office:value-type="float" office:value="33551.4737583624">
            <text:p>33551.4737583624</text:p>
          </table:table-cell>
          <table:table-cell table:formula="of:=[.B20] + [.A20] * LOG([.A20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950">
            <text:p>4950</text:p>
          </table:table-cell>
          <table:table-cell office:value-type="float" office:value="0.00100633">
            <text:p>0.00100633</text:p>
          </table:table-cell>
          <table:table-cell office:value-type="float" office:value="0.000278237">
            <text:p>0.000278237</text:p>
          </table:table-cell>
          <table:table-cell office:value-type="string">
            <text:p><text:s/></text:p>
          </table:table-cell>
          <table:table-cell/>
          <table:table-cell table:formula="of:=([.B21] + [.A21]) * LOG([.A21];2)" office:value-type="float" office:value="33551.4737583624">
            <text:p>33551.4737583624</text:p>
          </table:table-cell>
          <table:table-cell table:formula="of:=[.B21] + [.A21] * LOG([.A21];2)" office:value-type="float" office:value="5614.38561897747">
            <text:p>5614.3856189775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13471">
            <text:p>0.0113471</text:p>
          </table:table-cell>
          <table:table-cell office:value-type="float" office:value="0.0136607">
            <text:p>0.0136607</text:p>
          </table:table-cell>
          <table:table-cell office:value-type="string">
            <text:p><text:s/></text:p>
          </table:table-cell>
          <table:table-cell/>
          <table:table-cell table:formula="of:=([.B22] + [.A22]) * LOG([.A22];2)" office:value-type="float" office:value="4987875.03447337">
            <text:p>4987875.03447337</text:p>
          </table:table-cell>
          <table:table-cell table:formula="of:=[.B22] + [.A22] * LOG([.A22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08839">
            <text:p>0.0108839</text:p>
          </table:table-cell>
          <table:table-cell office:value-type="float" office:value="0.0137092">
            <text:p>0.0137092</text:p>
          </table:table-cell>
          <table:table-cell office:value-type="string">
            <text:p><text:s/></text:p>
          </table:table-cell>
          <table:table-cell/>
          <table:table-cell table:formula="of:=([.B23] + [.A23]) * LOG([.A23];2)" office:value-type="float" office:value="4987875.03447337">
            <text:p>4987875.03447337</text:p>
          </table:table-cell>
          <table:table-cell table:formula="of:=[.B23] + [.A23] * LOG([.A23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06914">
            <text:p>0.0106914</text:p>
          </table:table-cell>
          <table:table-cell office:value-type="float" office:value="0.0139375">
            <text:p>0.0139375</text:p>
          </table:table-cell>
          <table:table-cell office:value-type="string">
            <text:p><text:s/></text:p>
          </table:table-cell>
          <table:table-cell/>
          <table:table-cell table:formula="of:=([.B24] + [.A24]) * LOG([.A24];2)" office:value-type="float" office:value="4987875.03447337">
            <text:p>4987875.03447337</text:p>
          </table:table-cell>
          <table:table-cell table:formula="of:=[.B24] + [.A24] * LOG([.A24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07919">
            <text:p>0.0107919</text:p>
          </table:table-cell>
          <table:table-cell office:value-type="float" office:value="0.013906">
            <text:p>0.013906</text:p>
          </table:table-cell>
          <table:table-cell office:value-type="string">
            <text:p><text:s/></text:p>
          </table:table-cell>
          <table:table-cell/>
          <table:table-cell table:formula="of:=([.B25] + [.A25]) * LOG([.A25];2)" office:value-type="float" office:value="4987875.03447337">
            <text:p>4987875.03447337</text:p>
          </table:table-cell>
          <table:table-cell table:formula="of:=[.B25] + [.A25] * LOG([.A25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41119">
            <text:p>0.0141119</text:p>
          </table:table-cell>
          <table:table-cell office:value-type="float" office:value="0.0129595">
            <text:p>0.0129595</text:p>
          </table:table-cell>
          <table:table-cell office:value-type="string">
            <text:p><text:s/></text:p>
          </table:table-cell>
          <table:table-cell/>
          <table:table-cell table:formula="of:=([.B26] + [.A26]) * LOG([.A26];2)" office:value-type="float" office:value="4987875.03447337">
            <text:p>4987875.03447337</text:p>
          </table:table-cell>
          <table:table-cell table:formula="of:=[.B26] + [.A26] * LOG([.A26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06447">
            <text:p>0.0106447</text:p>
          </table:table-cell>
          <table:table-cell office:value-type="float" office:value="0.0135139">
            <text:p>0.0135139</text:p>
          </table:table-cell>
          <table:table-cell office:value-type="string">
            <text:p><text:s/></text:p>
          </table:table-cell>
          <table:table-cell/>
          <table:table-cell table:formula="of:=([.B27] + [.A27]) * LOG([.A27];2)" office:value-type="float" office:value="4987875.03447337">
            <text:p>4987875.03447337</text:p>
          </table:table-cell>
          <table:table-cell table:formula="of:=[.B27] + [.A27] * LOG([.A27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12674">
            <text:p>0.0112674</text:p>
          </table:table-cell>
          <table:table-cell office:value-type="float" office:value="0.0140297">
            <text:p>0.0140297</text:p>
          </table:table-cell>
          <table:table-cell office:value-type="string">
            <text:p><text:s/></text:p>
          </table:table-cell>
          <table:table-cell/>
          <table:table-cell table:formula="of:=([.B28] + [.A28]) * LOG([.A28];2)" office:value-type="float" office:value="4987875.03447337">
            <text:p>4987875.03447337</text:p>
          </table:table-cell>
          <table:table-cell table:formula="of:=[.B28] + [.A28] * LOG([.A28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0468">
            <text:p>0.010468</text:p>
          </table:table-cell>
          <table:table-cell office:value-type="float" office:value="0.014999">
            <text:p>0.014999</text:p>
          </table:table-cell>
          <table:table-cell office:value-type="string">
            <text:p><text:s/></text:p>
          </table:table-cell>
          <table:table-cell/>
          <table:table-cell table:formula="of:=([.B29] + [.A29]) * LOG([.A29];2)" office:value-type="float" office:value="4987875.03447337">
            <text:p>4987875.03447337</text:p>
          </table:table-cell>
          <table:table-cell table:formula="of:=[.B29] + [.A29] * LOG([.A29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13372">
            <text:p>0.0113372</text:p>
          </table:table-cell>
          <table:table-cell office:value-type="float" office:value="0.0166251">
            <text:p>0.0166251</text:p>
          </table:table-cell>
          <table:table-cell office:value-type="string">
            <text:p><text:s/></text:p>
          </table:table-cell>
          <table:table-cell/>
          <table:table-cell table:formula="of:=([.B30] + [.A30]) * LOG([.A30];2)" office:value-type="float" office:value="4987875.03447337">
            <text:p>4987875.03447337</text:p>
          </table:table-cell>
          <table:table-cell table:formula="of:=[.B30] + [.A30] * LOG([.A30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0.0114963">
            <text:p>0.0114963</text:p>
          </table:table-cell>
          <table:table-cell office:value-type="float" office:value="0.0135528">
            <text:p>0.0135528</text:p>
          </table:table-cell>
          <table:table-cell office:value-type="string">
            <text:p><text:s/></text:p>
          </table:table-cell>
          <table:table-cell/>
          <table:table-cell table:formula="of:=([.B31] + [.A31]) * LOG([.A31];2)" office:value-type="float" office:value="4987875.03447337">
            <text:p>4987875.03447337</text:p>
          </table:table-cell>
          <table:table-cell table:formula="of:=[.B31] + [.A31] * LOG([.A31];2)" office:value-type="float" office:value="509465.784284662">
            <text:p>509465.784284662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4412">
            <text:p>1.14412</text:p>
          </table:table-cell>
          <table:table-cell office:value-type="float" office:value="1.39638">
            <text:p>1.39638</text:p>
          </table:table-cell>
          <table:table-cell office:value-type="string">
            <text:p><text:s/></text:p>
          </table:table-cell>
          <table:table-cell/>
          <table:table-cell table:formula="of:=([.B32] + [.A32]) * LOG([.A32];2)" office:value-type="float" office:value="664452057.53937">
            <text:p>664452057.53937</text:p>
          </table:table-cell>
          <table:table-cell table:formula="of:=[.B32] + [.A32] * LOG([.A32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3696">
            <text:p>1.13696</text:p>
          </table:table-cell>
          <table:table-cell office:value-type="float" office:value="1.41526">
            <text:p>1.41526</text:p>
          </table:table-cell>
          <table:table-cell office:value-type="string">
            <text:p><text:s/></text:p>
          </table:table-cell>
          <table:table-cell/>
          <table:table-cell table:formula="of:=([.B33] + [.A33]) * LOG([.A33];2)" office:value-type="float" office:value="664452057.53937">
            <text:p>664452057.53937</text:p>
          </table:table-cell>
          <table:table-cell table:formula="of:=[.B33] + [.A33] * LOG([.A33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2705">
            <text:p>1.12705</text:p>
          </table:table-cell>
          <table:table-cell office:value-type="float" office:value="1.43065">
            <text:p>1.43065</text:p>
          </table:table-cell>
          <table:table-cell office:value-type="string">
            <text:p><text:s/></text:p>
          </table:table-cell>
          <table:table-cell/>
          <table:table-cell table:formula="of:=([.B34] + [.A34]) * LOG([.A34];2)" office:value-type="float" office:value="664452057.53937">
            <text:p>664452057.53937</text:p>
          </table:table-cell>
          <table:table-cell table:formula="of:=[.B34] + [.A34] * LOG([.A34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4672">
            <text:p>1.14672</text:p>
          </table:table-cell>
          <table:table-cell office:value-type="float" office:value="1.3932">
            <text:p>1.3932</text:p>
          </table:table-cell>
          <table:table-cell office:value-type="string">
            <text:p><text:s/></text:p>
          </table:table-cell>
          <table:table-cell/>
          <table:table-cell table:formula="of:=([.B35] + [.A35]) * LOG([.A35];2)" office:value-type="float" office:value="664452057.53937">
            <text:p>664452057.53937</text:p>
          </table:table-cell>
          <table:table-cell table:formula="of:=[.B35] + [.A35] * LOG([.A35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3024">
            <text:p>1.13024</text:p>
          </table:table-cell>
          <table:table-cell office:value-type="float" office:value="1.41028">
            <text:p>1.41028</text:p>
          </table:table-cell>
          <table:table-cell office:value-type="string">
            <text:p><text:s/></text:p>
          </table:table-cell>
          <table:table-cell/>
          <table:table-cell table:formula="of:=([.B36] + [.A36]) * LOG([.A36];2)" office:value-type="float" office:value="664452057.53937">
            <text:p>664452057.53937</text:p>
          </table:table-cell>
          <table:table-cell table:formula="of:=[.B36] + [.A36] * LOG([.A36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6306">
            <text:p>1.16306</text:p>
          </table:table-cell>
          <table:table-cell office:value-type="float" office:value="1.45176">
            <text:p>1.45176</text:p>
          </table:table-cell>
          <table:table-cell office:value-type="string">
            <text:p><text:s/></text:p>
          </table:table-cell>
          <table:table-cell/>
          <table:table-cell table:formula="of:=([.B37] + [.A37]) * LOG([.A37];2)" office:value-type="float" office:value="664452057.53937">
            <text:p>664452057.53937</text:p>
          </table:table-cell>
          <table:table-cell table:formula="of:=[.B37] + [.A37] * LOG([.A37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4029">
            <text:p>1.14029</text:p>
          </table:table-cell>
          <table:table-cell office:value-type="float" office:value="1.41564">
            <text:p>1.41564</text:p>
          </table:table-cell>
          <table:table-cell office:value-type="string">
            <text:p><text:s/></text:p>
          </table:table-cell>
          <table:table-cell/>
          <table:table-cell table:formula="of:=([.B38] + [.A38]) * LOG([.A38];2)" office:value-type="float" office:value="664452057.53937">
            <text:p>664452057.53937</text:p>
          </table:table-cell>
          <table:table-cell table:formula="of:=[.B38] + [.A38] * LOG([.A38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3961">
            <text:p>1.13961</text:p>
          </table:table-cell>
          <table:table-cell office:value-type="float" office:value="1.41845">
            <text:p>1.41845</text:p>
          </table:table-cell>
          <table:table-cell office:value-type="string">
            <text:p><text:s/></text:p>
          </table:table-cell>
          <table:table-cell/>
          <table:table-cell table:formula="of:=([.B39] + [.A39]) * LOG([.A39];2)" office:value-type="float" office:value="664452057.53937">
            <text:p>664452057.53937</text:p>
          </table:table-cell>
          <table:table-cell table:formula="of:=[.B39] + [.A39] * LOG([.A39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4187">
            <text:p>1.14187</text:p>
          </table:table-cell>
          <table:table-cell office:value-type="float" office:value="1.41614">
            <text:p>1.41614</text:p>
          </table:table-cell>
          <table:table-cell office:value-type="string">
            <text:p><text:s/></text:p>
          </table:table-cell>
          <table:table-cell/>
          <table:table-cell table:formula="of:=([.B40] + [.A40]) * LOG([.A40];2)" office:value-type="float" office:value="664452057.53937">
            <text:p>664452057.53937</text:p>
          </table:table-cell>
          <table:table-cell table:formula="of:=[.B40] + [.A40] * LOG([.A40];2)" office:value-type="float" office:value="50127877.1237955">
            <text:p>50127877.123795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95000">
            <text:p>49995000</text:p>
          </table:table-cell>
          <table:table-cell office:value-type="float" office:value="1.15035">
            <text:p>1.15035</text:p>
          </table:table-cell>
          <table:table-cell office:value-type="float" office:value="1.42488">
            <text:p>1.42488</text:p>
          </table:table-cell>
          <table:table-cell office:value-type="string">
            <text:p><text:s/></text:p>
          </table:table-cell>
          <table:table-cell/>
          <table:table-cell table:formula="of:=([.B41] + [.A41]) * LOG([.A41];2)" office:value-type="float" office:value="664452057.53937">
            <text:p>664452057.53937</text:p>
          </table:table-cell>
          <table:table-cell table:formula="of:=[.B41] + [.A41] * LOG([.A41];2)" office:value-type="float" office:value="50127877.1237955">
            <text:p>50127877.12379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8:00:12</dc:date>
    <dc:creator>mind </dc:creator>
    <meta:document-statistic meta:table-count="1" meta:cell-count="309" meta:object-count="0"/>
    <meta:generator>LibreOffice/4.0.2.2$Linux_X86_64 LibreOffice_project/400m0$Build-2</meta:generator>
  </office:meta>
</office:document-meta>
</file>